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efault">
      <style:text-properties officeooo:rsid="00108840" officeooo:paragraph-rsid="00108840"/>
    </style:style>
    <style:style style:name="P2" style:family="paragraph" style:parent-style-name="Default">
      <style:text-properties officeooo:rsid="00108840" officeooo:paragraph-rsid="001219ff"/>
    </style:style>
    <style:style style:name="P3" style:family="paragraph" style:parent-style-name="Default">
      <style:text-properties officeooo:rsid="00108840" officeooo:paragraph-rsid="00133be2"/>
    </style:style>
    <style:style style:name="P4" style:family="paragraph" style:parent-style-name="Default">
      <style:text-properties officeooo:rsid="001219ff" officeooo:paragraph-rsid="001219ff"/>
    </style:style>
    <style:style style:name="P5" style:family="paragraph" style:parent-style-name="Default">
      <style:text-properties officeooo:rsid="00138055" officeooo:paragraph-rsid="00138055"/>
    </style:style>
    <style:style style:name="P6" style:family="paragraph" style:parent-style-name="Default">
      <style:text-properties fo:font-weight="bold" officeooo:rsid="001219ff" officeooo:paragraph-rsid="001219ff" style:font-weight-asian="bold" style:font-weight-complex="bold"/>
    </style:style>
    <style:style style:name="P7" style:family="paragraph" style:parent-style-name="Default">
      <style:text-properties fo:font-weight="bold" officeooo:rsid="00138055" officeooo:paragraph-rsid="00138055" style:font-weight-asian="bold" style:font-weight-complex="bold"/>
    </style:style>
    <style:style style:name="P8" style:family="paragraph" style:parent-style-name="Default" style:master-page-name="Standard">
      <style:paragraph-properties style:page-number="auto"/>
      <style:text-properties fo:font-weight="bold" officeooo:rsid="00108840" officeooo:paragraph-rsid="00108840" style:font-weight-asian="bold" style:font-weight-complex="bold"/>
    </style:style>
    <style:style style:name="T1" style:family="text">
      <style:text-properties officeooo:rsid="001219ff"/>
    </style:style>
    <style:style style:name="T2" style:family="text">
      <style:text-properties officeooo:rsid="00133be2"/>
    </style:style>
    <style:style style:name="T3" style:family="text">
      <style:text-properties officeooo:rsid="00138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oject Proposal <text:span text:style-name="T1">Synopsis</text:span></text:p>
      <text:p text:style-name="P1"/>
      <text:p text:style-name="P3"><text:span text:style-name="T1">To take full advantage of my current scholastic endeavours, this project requires two separate and distinct facets. </text:span></text:p>
      <text:p text:style-name="P3"/>
      <text:p text:style-name="P3"><text:span text:style-name="T2">First, fully exampling three years of study requires I produce code that transverses a broad range of technological-systems and persists at multiple hardware and platform levels.</text:span></text:p>
      <text:p text:style-name="P3"/>
      <text:p text:style-name="P3"><text:span text:style-name="T2">Second, demonstrating my current learning experiences, requires I <text:s/>focus on an area not previously researched.</text:span></text:p>
      <text:p text:style-name="P3"/>
      <text:p text:style-name="P3"><text:span text:style-name="T2">I have formulated a two-pronged approach that will push my limits and give me an opportunity to test myself against the most demanding client I have ever encountered, myself.</text:span></text:p>
      <text:p text:style-name="P2"/>
      <text:p text:style-name="P6">The <text:span text:style-name="T2">P</text:span>roposal</text:p>
      <text:p text:style-name="P4"/>
      <text:p text:style-name="P4">1. A system for cataloging, sorting, searching, and displaying the massive piles of files <text:span text:style-name="T3">and data </text:span>I have accumulated in the past four years.</text:p>
      <text:p text:style-name="P4"/>
      <text:p text:style-name="P4">2. A research project that takes advantage of my current placement in Ewha's Embedded Software <text:span text:style-name="T2">Research Center Lab.</text:span></text:p>
      <text:p text:style-name="P1"/>
      <text:p text:style-name="P7">The Deliverables</text:p>
      <text:p text:style-name="P5"/>
      <text:p text:style-name="P5">1. A persistent, always-updating, web presence that demonstrates past, present, and future Computer Science studies and accomplishments.</text:p>
      <text:p text:style-name="P5"/>
      <text:p text:style-name="P5">2. An offering to the open-source community of a simple framework for building and maintaining simple websites and web applications.</text:p>
      <text:p text:style-name="P5"/>
      <text:p text:style-name="P5">3. A basic demonstration of chip level coding, development, and research.</text:p>
      <text:p text:style-name="P5"/>
      <text:p text:style-name="P5">4. a set of tutorials in a simple, easily followed forma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family-generic="roman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09:36:44.542558918</meta:creation-date>
    <dc:date>2016-01-25T10:38:28.137518784</dc:date>
    <meta:editing-duration>PT42S</meta:editing-duration>
    <meta:editing-cycles>1</meta:editing-cycles>
    <meta:document-statistic meta:table-count="0" meta:image-count="0" meta:object-count="0" meta:page-count="1" meta:paragraph-count="13" meta:word-count="195" meta:character-count="1286" meta:non-whitespace-character-count="1102"/>
    <meta:generator>LibreOffice/4.2.8.2$Linux_X86_64 LibreOffice_project/420m0$Build-2</meta:generator>
  </office:meta>
</office:document-meta>
</file>